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Curses! That damned, high-handed floozy—!!</text:p>
          </table:table-cell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 office:value-type="string">
            <text:p>When will she stop getting in my way—?!!</text:p>
          </table:table-cell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is is certainly not the first time she
has meddled in our affairs, but...</text:p>
          </table:table-cell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 office:value-type="string">
            <text:p>That absurd Magical power... it is beyond
all comprehens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 wonder what kind of training regime they
have—? Eheh! I just have to know! Eheheh!
Eheheh!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 office:value-type="string">
            <text:p>Deep Blue
“Visti-Sama, How Are Your Wounds?”</text:p>
          </table:table-cell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 office:value-type="string">
            <text:p>Empyreon
“GRGH!! I hear the battle against the wench
known as the Diva of Splendor was truly
fierce!!”</text:p>
          </table:table-cell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ough I did deal some heavy wounds, I too
incurred a level of damage I cannot simply
shrug off.</text:p>
          </table:table-cell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 office:value-type="string">
            <text:p>I will have to stay off of the front lines
for the time being.</text:p>
          </table:table-cell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eh!! I was attacked lots and lots,
too—! It hurts, bad—! Eheh!</text:p>
          </table:table-cell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can't believe they were able to put so
much as a scratch on yo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 office:value-type="string">
            <text:p>Wh-What shall we do now?</text:p>
          </table:table-cell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 good question...</text:p>
          </table:table-cell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 office:value-type="string">
            <text:p>Blanche and I cannot afford to move right
now, but I expect that goes for the enemy,
as well.</text:p>
          </table:table-cell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 office:value-type="string">
            <text:p>At the moment, our most dangerous foes would
be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ey sure are scary, those Heavenly Maidens—!
Eheheh!! Whatever would we do if they found
us—? Eheh! Eheh!</text:p>
          </table:table-cell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D-Don't even say it!!</text:p>
          </table:table-cell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 office:value-type="string">
            <text:p>With the two of you out of the picture, I
would be all but...</text:p>
          </table:table-cell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 office:value-type="string">
            <text:p>Empyreon
“HALT!! Carat-sama! Are not you forgetting
we Hellish Kings?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 office:value-type="string">
            <text:p>Deep Blue
“Exactly! There's No Need To Panic. We, Too,
Are Perfectly Capable Fighters!”</text:p>
          </table:table-cell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 office:value-type="string">
            <text:p>Empyreon
“RRGH!! I have a strategy we can use to beat
those Heavenly Maidens into the ground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 office:value-type="string">
            <text:p>Empyreon
“Requesting permission to team up with
Deep Blue and execute my plan!!”</text:p>
          </table:table-cell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h. Let me hear this plan of yours.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(*glance* *glance*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 i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